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3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 style:data-style-name="N0"/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days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budget</text:p>
          </table:table-cell>
          <table:table-cell office:value-type="float" office:value="20500">
            <text:p>20500</text:p>
          </table:table-cell>
          <table:table-cell table:number-columns-repeated="5"/>
        </table:table-row>
        <table:table-row table:style-name="ro1">
          <table:table-cell office:value-type="string">
            <text:p>people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fuelPerKm</text:p>
          </table:table-cell>
          <table:table-cell table:style-name="ce2" office:value-type="float" office:value="1.2">
            <text:p>1,2</text:p>
          </table:table-cell>
          <table:table-cell table:number-columns-repeated="5"/>
        </table:table-row>
        <table:table-row table:style-name="ro1">
          <table:table-cell office:value-type="string">
            <text:p>foodForDa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roomForNight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Food</text:p>
          </table:table-cell>
          <table:table-cell table:formula="of:=[.B5]*[.B3]*[.B1]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string">
            <text:p>totalHotel</text:p>
          </table:table-cell>
          <table:table-cell table:formula="of:=[.B6]*[.B3]*[.B1]" office:value-type="float" office:value="1430">
            <text:p>14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udget</text:p>
          </table:table-cell>
          <table:table-cell table:formula="of:=[.B2]-[.B8]" office:value-type="float" office:value="19620">
            <text:p>19620</text:p>
          </table:table-cell>
          <table:table-cell table:number-columns-repeated="5"/>
        </table:table-row>
        <table:table-row table:style-name="ro1">
          <table:table-cell office:value-type="string">
            <text:p>budget</text:p>
          </table:table-cell>
          <table:table-cell table:formula="of:=[.B11]-[.B9]" office:value-type="float" office:value="18190">
            <text:p>1819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urrentExpences</text:p>
          </table:table-cell>
          <table:table-cell table:formula="of:=[.B8]+[.B9]" office:value-type="float" office:value="2310">
            <text:p>231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Day 1</text:p>
          </table:table-cell>
          <table:table-cell table:style-name="ce1" office:value-type="string">
            <text:p>totalFuel</text:p>
          </table:table-cell>
          <table:table-cell table:style-name="ce1" office:value-type="float" office:value="120">
            <text:p>120</text:p>
          </table:table-cell>
          <table:table-cell/>
          <table:table-cell table:style-name="ce1" office:value-type="string">
            <text:p>Day 2</text:p>
          </table:table-cell>
          <table:table-cell table:style-name="ce1" office:value-type="string">
            <text:p>totalFuel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>
            <text:p>budget</text:p>
          </table:table-cell>
          <table:table-cell table:style-name="ce1" table:formula="of:=[.B12]-[.C17]" office:value-type="float" office:value="18070">
            <text:p>18070</text:p>
          </table:table-cell>
          <table:table-cell/>
          <table:table-cell table:style-name="ce1"/>
          <table:table-cell table:style-name="ce1" office:value-type="string">
            <text:p>budget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>
            <text:p>currentExpences</text:p>
          </table:table-cell>
          <table:table-cell table:style-name="ce1" table:formula="of:=[.B14]+[.C17]" office:value-type="float" office:value="2430">
            <text:p>2430</text:p>
          </table:table-cell>
          <table:table-cell/>
          <table:table-cell table:style-name="ce1"/>
          <table:table-cell table:style-name="ce1" office:value-type="string">
            <text:p>currentExpences</text:p>
          </table:table-cell>
          <table:table-cell table:style-name="ce1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g" fo:country="B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30.05.2019</text:date>, <text:time>23:44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ss sss</meta:initial-creator>
    <meta:creation-date>2019-05-30T23:28:05.10</meta:creation-date>
    <dc:date>2019-05-30T23:44:46.25</dc:date>
    <dc:creator>ssss sss</dc:creator>
    <meta:editing-duration>PT16M41S</meta:editing-duration>
    <meta:editing-cycles>2</meta:editing-cycles>
    <meta:generator>OpenOffice/4.1.6$Win32 OpenOffice.org_project/416m1$Build-9790</meta:generator>
    <meta:document-statistic meta:table-count="3" meta:cell-count="33" meta:object-count="0"/>
  </office:meta>
</office:document-meta>
</file>